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6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Default" office:value-type="string" calcext:value-type="string">
            <text:p>url</text:p>
          </table:table-cell>
          <table:table-cell office:value-type="string" calcext:value-type="string">
            <text:p>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www.365games.co.uk/gaming" xlink:type="simple">https://www.365games.co.uk/gaming</text:a></text:p>
          </table:table-cell>
          <table:table-cell office:value-type="float" office:value="4487" calcext:value-type="float">
            <text:p>44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www.365games.co.uk/board-games-and-card-games" xlink:type="simple">https://www.365games.co.uk/board-games-and-card-games</text:a></text:p>
          </table:table-cell>
          <table:table-cell office:value-type="float" office:value="3295" calcext:value-type="float">
            <text:p>32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www.365games.co.uk/dvd-and-blu-ray" xlink:type="simple">https://www.365games.co.uk/dvd-and-blu-ray</text:a></text:p>
          </table:table-cell>
          <table:table-cell office:value-type="float" office:value="14697" calcext:value-type="float">
            <text:p>146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www.365games.co.uk/music-and-books" xlink:type="simple">https://www.365games.co.uk/music-and-books</text:a></text:p>
          </table:table-cell>
          <table:table-cell office:value-type="float" office:value="37272" calcext:value-type="float">
            <text:p>372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www.365games.co.uk/collectables-and-hobbies" xlink:type="simple">https://www.365games.co.uk/collectables-and-hobbies</text:a></text:p>
          </table:table-cell>
          <table:table-cell office:value-type="float" office:value="5773" calcext:value-type="float">
            <text:p>57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www.365games.co.uk/toys-and-games" xlink:type="simple">https://www.365games.co.uk/toys-and-games</text:a></text:p>
          </table:table-cell>
          <table:table-cell office:value-type="float" office:value="1296" calcext:value-type="float">
            <text:p>12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www.365games.co.uk/technology" xlink:type="simple">https://www.365games.co.uk/technology</text:a></text:p>
          </table:table-cell>
          <table:table-cell office:value-type="float" office:value="6653" calcext:value-type="float">
            <text:p>66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www.365games.co.uk/clothing" xlink:type="simple">https://www.365games.co.uk/clothing</text:a></text:p>
          </table:table-cell>
          <table:table-cell office:value-type="float" office:value="4788" calcext:value-type="float">
            <text:p>47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www.365games.co.uk/sports-and-outdoors" xlink:type="simple">https://www.365games.co.uk/sports-and-outdoors</text:a></text:p>
          </table:table-cell>
          <table:table-cell office:value-type="float" office:value="3961" calcext:value-type="float">
            <text:p>39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www.365games.co.uk/home-and-garden" xlink:type="simple">https://www.365games.co.uk/home-and-garden</text:a></text:p>
          </table:table-cell>
          <table:table-cell office:value-type="float" office:value="8840" calcext:value-type="float">
            <text:p>88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www.365games.co.uk/special-offers" xlink:type="simple">https://www.365games.co.uk/special-offers</text:a>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5:00:40.810171856</meta:creation-date>
    <dc:date>2019-06-24T15:09:00.988374030</dc:date>
    <meta:editing-duration>PT8M6S</meta:editing-duration>
    <meta:editing-cycles>33</meta:editing-cycles>
    <meta:generator>LibreOffice/6.0.7.3$Linux_X86_64 LibreOffice_project/00m0$Build-3</meta:generator>
    <meta:document-statistic meta:table-count="1" meta:cell-count="24" meta:object-count="0"/>
  </office:meta>
</office:document-meta>
</file>